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070000005F211CCB4DE773DFC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10 Pitch" svg:font-family="'Courier 10 Pitch'" style:font-adornments="Regular" style:font-pitch="fixed"/>
    <style:font-face style:name="Courier New" svg:font-family="'Courier New'"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Text_20_body">
      <style:text-properties officeooo:paragraph-rsid="00070de2"/>
    </style:style>
    <style:style style:name="P2" style:family="paragraph" style:parent-style-name="Text_20_body">
      <style:text-properties officeooo:rsid="00070de2" officeooo:paragraph-rsid="00070de2"/>
    </style:style>
    <style:style style:name="P3" style:family="paragraph" style:parent-style-name="Heading_20_1">
      <style:text-properties officeooo:rsid="00070de2" officeooo:paragraph-rsid="00070de2"/>
    </style:style>
    <style:style style:name="P4" style:family="paragraph" style:parent-style-name="Heading_20_1">
      <style:text-properties officeooo:rsid="00089c6d" officeooo:paragraph-rsid="00089c6d"/>
    </style:style>
    <style:style style:name="P5" style:family="paragraph" style:parent-style-name="Heading_20_1">
      <style:text-properties officeooo:paragraph-rsid="00193bda"/>
    </style:style>
    <style:style style:name="P6" style:family="paragraph" style:parent-style-name="Heading_20_2">
      <style:text-properties officeooo:paragraph-rsid="000d56ad"/>
    </style:style>
    <style:style style:name="P7" style:family="paragraph" style:parent-style-name="Heading_20_2">
      <style:text-properties officeooo:rsid="0015cd1d" officeooo:paragraph-rsid="0015cd1d"/>
    </style:style>
    <style:style style:name="P8" style:family="paragraph" style:parent-style-name="Heading_20_2">
      <style:text-properties officeooo:rsid="00193bda" officeooo:paragraph-rsid="00193bda"/>
    </style:style>
    <style:style style:name="P9" style:family="paragraph" style:parent-style-name="Heading_20_2">
      <style:text-properties officeooo:rsid="001a538d" officeooo:paragraph-rsid="001a538d"/>
    </style:style>
    <style:style style:name="P10" style:family="paragraph" style:parent-style-name="Standard">
      <style:text-properties style:font-name="Liberation Sans1" fo:font-size="11pt"/>
    </style:style>
    <style:style style:name="P11" style:family="paragraph" style:parent-style-name="Standard">
      <style:paragraph-properties fo:margin-left="0.847cm" fo:margin-right="0cm" fo:margin-top="0cm" fo:margin-bottom="0.247cm" style:contextual-spacing="false" fo:line-height="120%" fo:text-indent="-0.847cm" style:auto-text-indent="false"/>
      <style:text-properties style:font-name="Liberation Sans1" fo:font-size="11pt"/>
    </style:style>
    <style:style style:name="P12" style:family="paragraph" style:parent-style-name="Text_20_body">
      <style:text-properties officeooo:rsid="000b4c64" officeooo:paragraph-rsid="000b4c64"/>
    </style:style>
    <style:style style:name="P13" style:family="paragraph" style:parent-style-name="Text_20_body" style:list-style-name="L2">
      <style:text-properties officeooo:rsid="000d56ad" officeooo:paragraph-rsid="000d56ad"/>
    </style:style>
    <style:style style:name="P14" style:family="paragraph" style:parent-style-name="Text_20_body">
      <style:text-properties officeooo:rsid="000d56ad" officeooo:paragraph-rsid="0015bc9d"/>
    </style:style>
    <style:style style:name="P15" style:family="paragraph" style:parent-style-name="Text_20_body">
      <style:text-properties officeooo:paragraph-rsid="0015bc9d"/>
    </style:style>
    <style:style style:name="P16" style:family="paragraph" style:parent-style-name="Text_20_body">
      <style:text-properties officeooo:rsid="0015cd1d" officeooo:paragraph-rsid="0015cd1d"/>
    </style:style>
    <style:style style:name="P17" style:family="paragraph" style:parent-style-name="Text_20_body" style:list-style-name="L3">
      <style:text-properties officeooo:rsid="0015cd1d" officeooo:paragraph-rsid="0015cd1d"/>
    </style:style>
    <style:style style:name="P18" style:family="paragraph" style:parent-style-name="Text_20_body">
      <style:text-properties officeooo:rsid="0016a3ce" officeooo:paragraph-rsid="0016a3ce"/>
    </style:style>
    <style:style style:name="P19" style:family="paragraph" style:parent-style-name="Text_20_body" style:list-style-name="L4">
      <style:text-properties officeooo:rsid="00193bda" officeooo:paragraph-rsid="00193bda"/>
    </style:style>
    <style:style style:name="P20" style:family="paragraph" style:parent-style-name="Text_20_body" style:list-style-name="L5">
      <style:text-properties officeooo:rsid="00193bda" officeooo:paragraph-rsid="00193bda"/>
    </style:style>
    <style:style style:name="P21" style:family="paragraph" style:parent-style-name="Text_20_body">
      <style:text-properties officeooo:paragraph-rsid="00193bda"/>
    </style:style>
    <style:style style:name="P22" style:family="paragraph" style:parent-style-name="Text_20_body">
      <style:text-properties officeooo:paragraph-rsid="001a538d"/>
    </style:style>
    <style:style style:name="T1" style:family="text">
      <style:text-properties officeooo:rsid="00070de2"/>
    </style:style>
    <style:style style:name="T2" style:family="text">
      <style:text-properties style:text-position="0% 100%"/>
    </style:style>
    <style:style style:name="T3" style:family="text">
      <style:text-properties style:text-position="0% 100%" officeooo:rsid="0011d323"/>
    </style:style>
    <style:style style:name="T4" style:family="text">
      <style:text-properties style:text-position="0% 100%" officeooo:rsid="0014350c"/>
    </style:style>
    <style:style style:name="T5" style:family="text">
      <style:text-properties style:text-position="0% 100%" officeooo:rsid="000dfc0a"/>
    </style:style>
    <style:style style:name="T6" style:family="text">
      <style:text-properties style:text-position="0% 100%" officeooo:rsid="000fdf52"/>
    </style:style>
    <style:style style:name="T7" style:family="text">
      <style:text-properties style:text-position="0% 100%" officeooo:rsid="0015717f"/>
    </style:style>
    <style:style style:name="T8" style:family="text">
      <style:text-properties fo:font-style="italic" style:font-style-asian="italic"/>
    </style:style>
    <style:style style:name="T9" style:family="text">
      <style:text-properties officeooo:rsid="000b4c64"/>
    </style:style>
    <style:style style:name="T10" style:family="text">
      <style:text-properties officeooo:rsid="000d56ad"/>
    </style:style>
    <style:style style:name="T11" style:family="text">
      <style:text-properties officeooo:rsid="000dfc0a"/>
    </style:style>
    <style:style style:name="T12" style:family="text">
      <style:text-properties officeooo:rsid="000fdf52"/>
    </style:style>
    <style:style style:name="T13" style:family="text">
      <style:text-properties officeooo:rsid="0011d323"/>
    </style:style>
    <style:style style:name="T14" style:family="text">
      <style:text-properties officeooo:rsid="00127e31"/>
    </style:style>
    <style:style style:name="T15" style:family="text">
      <style:text-properties officeooo:rsid="0014350c"/>
    </style:style>
    <style:style style:name="T16" style:family="text">
      <style:text-properties officeooo:rsid="0015717f"/>
    </style:style>
    <style:style style:name="T17" style:family="text">
      <style:text-properties fo:color="#c9211e" loext:opacity="100%"/>
    </style:style>
    <style:style style:name="T18" style:family="text">
      <style:text-properties fo:color="#c9211e" loext:opacity="100%" officeooo:rsid="0015bc9d"/>
    </style:style>
    <style:style style:name="T19" style:family="text">
      <style:text-properties fo:color="#c9211e" loext:opacity="100%" officeooo:rsid="0017ffaa"/>
    </style:style>
    <style:style style:name="T20" style:family="text">
      <style:text-properties fo:color="#c9211e" loext:opacity="100%" officeooo:rsid="0016a3ce"/>
    </style:style>
    <style:style style:name="T21" style:family="text">
      <style:text-properties fo:color="#c9211e" loext:opacity="100%" officeooo:rsid="00193bda"/>
    </style:style>
    <style:style style:name="T22" style:family="text">
      <style:text-properties fo:color="#c9211e" loext:opacity="100%" officeooo:rsid="001a658b"/>
    </style:style>
    <style:style style:name="T23" style:family="text">
      <style:text-properties officeooo:rsid="0015bc9d"/>
    </style:style>
    <style:style style:name="T24" style:family="text">
      <style:text-properties officeooo:rsid="0016a3ce"/>
    </style:style>
    <style:style style:name="T25" style:family="text">
      <style:text-properties officeooo:rsid="00193bda"/>
    </style:style>
    <style:style style:name="T26" style:family="text">
      <style:text-properties officeooo:rsid="001a538d"/>
    </style:style>
    <style:style style:name="T27" style:family="text">
      <style:text-properties officeooo:rsid="001a658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hanges in Coral Reef Lagoon Chemistry Dependent on Tide</text:p>
      <text:p text:style-name="Preformatted_20_Text">Tali de Mestre</text:p>
      <text:p text:style-name="Preformatted_20_Text">02/12/2022</text:p>
      <text:p text:style-name="Preformatted_20_Text">Lab Assistants: Tod Fgor, Laura Liersch, Ingrid Smith</text:p>
      <text:p text:style-name="Preformatted_20_Text"/>
      <text:h text:style-name="P3" text:outline-level="1">Graphical Abstract</text:h>
      <text:p text:style-name="P1">&lt;<text:span text:style-name="T1">TBD&gt;</text:span></text:p>
      <text:h text:style-name="P3" text:outline-level="1">Aim</text:h>
      <text:p text:style-name="P2">In this study we wanted to investigate changes in the chemistry of the lagoon as water from the ocean entered the lagoon between low and high tide. <text:span text:style-name="T9">An indicative understanding can be derived by comparing a </text:span>spatial distribution <text:span text:style-name="T9">of chemical properties</text:span> <text:span text:style-name="T9">in</text:span> the lagoon <text:span text:style-name="T9">at each tidal extreme</text:span>. <text:span text:style-name="T9">As no distributions were extant, in this report we create these distributions for comparison. </text:span></text:p>
      <text:h text:style-name="P4" text:outline-level="1">Introduction</text:h>
      <text:h text:style-name="P6" text:outline-level="2"><text:span text:style-name="T10">Motivation</text:span></text:h>
      <text:p text:style-name="P15"><text:span text:style-name="T11">Coral reef ecosystems are being threatened by various by </text:span><text:span text:style-name="T12">increased temperature and </text:span><text:span text:style-name="T11">changes in ocean chemistry attributable to climate change </text:span><text:reference-mark-start text:name="ADDIN CSL_CITATION {&quot;citationItems&quot;: [{&quot;id&quot;: &quot;ITEM-1&quot;, &quot;itemData&quot;: {&quot;DOI&quot;: &quot;10.1073/pnas.0700910104&quot;, &quot;author&quot;: [{&quot;dropping-particle&quot;: &quot;&quot;, &quot;family&quot;: &quot;Lesser&quot;, &quot;given&quot;: &quot;Michael P&quot;, &quot;non-dropping-particle&quot;: &quot;&quot;, &quot;parse-names&quot;: false, &quot;suffix&quot;: &quot;&quot;}], &quot;container-title&quot;: &quot;Proceedings of the National Academy of Sciences&quot;, &quot;id&quot;: &quot;ITEM-1&quot;, &quot;issue&quot;: &quot;13&quot;, &quot;issued&quot;: {&quot;date-parts&quot;: [[&quot;2007&quot;, &quot;3&quot;, &quot;27&quot;]]}, &quot;note&quot;: &quot;doi: 10.1073/pnas.0700910104&quot;, &quot;page&quot;: &quot;5259-5260&quot;, &quot;publisher&quot;: &quot;Proceedings of the National Academy of Sciences&quot;, &quot;title&quot;: &quot;Coral reef bleaching and global climate change: Can corals survive the next century?&quot;, &quot;type&quot;: &quot;article-journal&quot;, &quot;volume&quot;: &quot;104&quot;}, &quot;uris&quot;: [&quot;http://www.mendeley.com/documents/?uuid=079036b3-73ab-4e80-8cee-5bf5d41d7af6&quot;]}], &quot;mendeley&quot;: {&quot;formattedCitation&quot;: &quot;(Lesser, 2007)&quot;, &quot;plainTextFormattedCitation&quot;: &quot;(Lesser, 2007)&quot;, &quot;previouslyFormattedCitation&quot;: &quot;(Lesser, 2007)&quot;}, &quot;properties&quot;: {&quot;noteIndex&quot;: 0}, &quot;schema&quot;: &quot;https://github.com/citation-style-language/schema/raw/master/csl-citation.json&quot;} RNDUV8mX5gAJE"/><text:span text:style-name="T5">(Lesser, 2007)</text:span><text:reference-mark-end text:name="ADDIN CSL_CITATION {&quot;citationItems&quot;: [{&quot;id&quot;: &quot;ITEM-1&quot;, &quot;itemData&quot;: {&quot;DOI&quot;: &quot;10.1073/pnas.0700910104&quot;, &quot;author&quot;: [{&quot;dropping-particle&quot;: &quot;&quot;, &quot;family&quot;: &quot;Lesser&quot;, &quot;given&quot;: &quot;Michael P&quot;, &quot;non-dropping-particle&quot;: &quot;&quot;, &quot;parse-names&quot;: false, &quot;suffix&quot;: &quot;&quot;}], &quot;container-title&quot;: &quot;Proceedings of the National Academy of Sciences&quot;, &quot;id&quot;: &quot;ITEM-1&quot;, &quot;issue&quot;: &quot;13&quot;, &quot;issued&quot;: {&quot;date-parts&quot;: [[&quot;2007&quot;, &quot;3&quot;, &quot;27&quot;]]}, &quot;note&quot;: &quot;doi: 10.1073/pnas.0700910104&quot;, &quot;page&quot;: &quot;5259-5260&quot;, &quot;publisher&quot;: &quot;Proceedings of the National Academy of Sciences&quot;, &quot;title&quot;: &quot;Coral reef bleaching and global climate change: Can corals survive the next century?&quot;, &quot;type&quot;: &quot;article-journal&quot;, &quot;volume&quot;: &quot;104&quot;}, &quot;uris&quot;: [&quot;http://www.mendeley.com/documents/?uuid=079036b3-73ab-4e80-8cee-5bf5d41d7af6&quot;]}], &quot;mendeley&quot;: {&quot;formattedCitation&quot;: &quot;(Lesser, 2007)&quot;, &quot;plainTextFormattedCitation&quot;: &quot;(Lesser, 2007)&quot;, &quot;previouslyFormattedCitation&quot;: &quot;(Lesser, 2007)&quot;}, &quot;properties&quot;: {&quot;noteIndex&quot;: 0}, &quot;schema&quot;: &quot;https://github.com/citation-style-language/schema/raw/master/csl-citation.json&quot;} RNDUV8mX5gAJE"/><text:span text:style-name="T11">⁠. </text:span><text:span text:style-name="T12">Coral bleaching occurs when extreme temperatures lead to the breakdown of the symbiotic relationship between coral polyps and zooxanthellae </text:span><text:reference-mark-start text:name="ADDIN CSL_CITATION {&quot;citationItems&quot;: [{&quot;id&quot;: &quot;ITEM-1&quot;, &quot;itemData&quot;: {&quot;author&quot;: [{&quot;dropping-particle&quot;: &quot;&quot;, &quot;family&quot;: &quot;NOAA&quot;, &quot;given&quot;: &quot;&quot;, &quot;non-dropping-particle&quot;: &quot;&quot;, &quot;parse-names&quot;: false, &quot;suffix&quot;: &quot;&quot;}], &quot;container-title&quot;: &quot;National Ocean Service website&quot;, &quot;id&quot;: &quot;ITEM-1&quot;, &quot;issued&quot;: {&quot;date-parts&quot;: [[&quot;2021&quot;]]}, &quot;title&quot;: &quot;What is coral bleaching?&quot;, &quot;type&quot;: &quot;webpage&quot;}, &quot;uris&quot;: [&quot;http://www.mendeley.com/documents/?uuid=b98d5677-d344-492c-8b9e-2284927b7466&quot;]}], &quot;mendeley&quot;: {&quot;formattedCitation&quot;: &quot;(NOAA, 2021)&quot;, &quot;plainTextFormattedCitation&quot;: &quot;(NOAA, 2021)&quot;, &quot;previouslyFormattedCitation&quot;: &quot;(NOAA, 2021)&quot;}, &quot;properties&quot;: {&quot;noteIndex&quot;: 0}, &quot;schema&quot;: &quot;https://github.com/citation-style-language/schema/raw/master/csl-citation.json&quot;} RNDhXdPylJxWY"/><text:span text:style-name="T6">(NOAA, 2021)</text:span><text:reference-mark-end text:name="ADDIN CSL_CITATION {&quot;citationItems&quot;: [{&quot;id&quot;: &quot;ITEM-1&quot;, &quot;itemData&quot;: {&quot;author&quot;: [{&quot;dropping-particle&quot;: &quot;&quot;, &quot;family&quot;: &quot;NOAA&quot;, &quot;given&quot;: &quot;&quot;, &quot;non-dropping-particle&quot;: &quot;&quot;, &quot;parse-names&quot;: false, &quot;suffix&quot;: &quot;&quot;}], &quot;container-title&quot;: &quot;National Ocean Service website&quot;, &quot;id&quot;: &quot;ITEM-1&quot;, &quot;issued&quot;: {&quot;date-parts&quot;: [[&quot;2021&quot;]]}, &quot;title&quot;: &quot;What is coral bleaching?&quot;, &quot;type&quot;: &quot;webpage&quot;}, &quot;uris&quot;: [&quot;http://www.mendeley.com/documents/?uuid=b98d5677-d344-492c-8b9e-2284927b7466&quot;]}], &quot;mendeley&quot;: {&quot;formattedCitation&quot;: &quot;(NOAA, 2021)&quot;, &quot;plainTextFormattedCitation&quot;: &quot;(NOAA, 2021)&quot;, &quot;previouslyFormattedCitation&quot;: &quot;(NOAA, 2021)&quot;}, &quot;properties&quot;: {&quot;noteIndex&quot;: 0}, &quot;schema&quot;: &quot;https://github.com/citation-style-language/schema/raw/master/csl-citation.json&quot;} RNDhXdPylJxWY"/><text:span text:style-name="T12">⁠. The exact temperature at which </text:span><text:span text:style-name="T16">coral bleaching occurs</text:span><text:span text:style-name="T12"> can be referred to as the “thermal tolerance” of the coral symbiosis. This thermal tolerance is influenced by the chemistry of water present in the system. </text:span><text:span text:style-name="T13">Deoxygenation of ocean water can decrease thermal threshold of bleaching events by up to </text:span>1°C <text:reference-mark-start text:name="ADDIN CSL_CITATION {&quot;citationItems&quot;: [{&quot;id&quot;: &quot;ITEM-1&quot;, &quot;itemData&quot;: {&quot;DOI&quot;: &quot;10.1038/s41598-022-22604-3&quot;, &quot;ISSN&quot;: &quot;2045-2322&quot;, &quot;abstract&quot;: &quot;Exposure to deoxygenation from climate warming and pollution is emerging as a contributing\u00a0factor of coral bleaching and mortality. However, the combined effects of heating and deoxygenation on bleaching susceptibility remain unknown. Here, we employed short-term thermal stress\u00a0assays to show that deoxygenated seawater can lower the thermal limit of an Acropora coral by as much as 1\u00a0\u00b0C or 0.4\u00a0\u00b0C based on bleaching index scores or dark-acclimated photosynthetic efficiencies, respectively. Using RNA-Seq, we show similar stress responses to heat with and without deoxygenated seawater, both activating putative key genes of the hypoxia-inducible factor response system indicative of cellular hypoxia. We also detect distinct deoxygenation responses, including a disruption of O2-dependent photo-reception/-protection, redox status, and activation of an immune response prior to the onset of bleaching. Thus, corals are even more vulnerable when faced with heat stress in deoxygenated waters. This highlights the need to integrate dissolved O2 measurements into global monitoring programs of coral reefs.&quot;, &quot;author&quot;: [{&quot;dropping-particle&quot;: &quot;&quot;, &quot;family&quot;: &quot;Alderdice&quot;, &quot;given&quot;: &quot;Rachel&quot;, &quot;non-dropping-particle&quot;: &quot;&quot;, &quot;parse-names&quot;: false, &quot;suffix&quot;: &quot;&quot;}, {&quot;dropping-particle&quot;: &quot;&quot;, &quot;family&quot;: &quot;Perna&quot;, &quot;given&quot;: &quot;Gabriela&quot;, &quot;non-dropping-particle&quot;: &quot;&quot;, &quot;parse-names&quot;: false, &quot;suffix&quot;: &quot;&quot;}, {&quot;dropping-particle&quot;: &quot;&quot;, &quot;family&quot;: &quot;C\u00e1rdenas&quot;, &quot;given&quot;: &quot;Anny&quot;, &quot;non-dropping-particle&quot;: &quot;&quot;, &quot;parse-names&quot;: false, &quot;suffix&quot;: &quot;&quot;}, {&quot;dropping-particle&quot;: &quot;&quot;, &quot;family&quot;: &quot;Hume&quot;, &quot;given&quot;: &quot;Benjamin C C&quot;, &quot;non-dropping-particle&quot;: &quot;&quot;, &quot;parse-names&quot;: false, &quot;suffix&quot;: &quot;&quot;}, {&quot;dropping-particle&quot;: &quot;&quot;, &quot;family&quot;: &quot;Wolf&quot;, &quot;given&quot;: &quot;Martin&quot;, &quot;non-dropping-particle&quot;: &quot;&quot;, &quot;parse-names&quot;: false, &quot;suffix&quot;: &quot;&quot;}, {&quot;dropping-particle&quot;: &quot;&quot;, &quot;family&quot;: &quot;K\u00fchl&quot;, &quot;given&quot;: &quot;Michael&quot;, &quot;non-dropping-particle&quot;: &quot;&quot;, &quot;parse-names&quot;: false, &quot;suffix&quot;: &quot;&quot;}, {&quot;dropping-particle&quot;: &quot;&quot;, &quot;family&quot;: &quot;Pernice&quot;, &quot;given&quot;: &quot;Mathieu&quot;, &quot;non-dropping-particle&quot;: &quot;&quot;, &quot;parse-names&quot;: false, &quot;suffix&quot;: &quot;&quot;}, {&quot;dropping-particle&quot;: &quot;&quot;, &quot;family&quot;: &quot;Suggett&quot;, &quot;given&quot;: &quot;David J&quot;, &quot;non-dropping-particle&quot;: &quot;&quot;, &quot;parse-names&quot;: false, &quot;suffix&quot;: &quot;&quot;}, {&quot;dropping-particle&quot;: &quot;&quot;, &quot;family&quot;: &quot;Voolstra&quot;, &quot;given&quot;: &quot;Christian R&quot;, &quot;non-dropping-particle&quot;: &quot;&quot;, &quot;parse-names&quot;: false, &quot;suffix&quot;: &quot;&quot;}], &quot;container-title&quot;: &quot;Scientific Reports&quot;, &quot;id&quot;: &quot;ITEM-1&quot;, &quot;issue&quot;: &quot;1&quot;, &quot;issued&quot;: {&quot;date-parts&quot;: [[&quot;2022&quot;]]}, &quot;page&quot;: &quot;18273&quot;, &quot;title&quot;: &quot;Deoxygenation lowers the thermal threshold of coral bleaching&quot;, &quot;type&quot;: &quot;article-journal&quot;, &quot;volume&quot;: &quot;12&quot;}, &quot;uris&quot;: [&quot;http://www.mendeley.com/documents/?uuid=64624b1d-2048-4758-817e-ccd2975951ec&quot;]}], &quot;mendeley&quot;: {&quot;formattedCitation&quot;: &quot;(Alderdice et al., 2022)&quot;, &quot;plainTextFormattedCitation&quot;: &quot;(Alderdice et al., 2022)&quot;, &quot;previouslyFormattedCitation&quot;: &quot;(Alderdice et al., 2022)&quot;}, &quot;properties&quot;: {&quot;noteIndex&quot;: 0}, &quot;schema&quot;: &quot;https://github.com/citation-style-language/schema/raw/master/csl-citation.json&quot;} RNDvkKwFjHvfX"/><text:span text:style-name="T2">(Alderdice et al., 2022)</text:span><text:reference-mark-end text:name="ADDIN CSL_CITATION {&quot;citationItems&quot;: [{&quot;id&quot;: &quot;ITEM-1&quot;, &quot;itemData&quot;: {&quot;DOI&quot;: &quot;10.1038/s41598-022-22604-3&quot;, &quot;ISSN&quot;: &quot;2045-2322&quot;, &quot;abstract&quot;: &quot;Exposure to deoxygenation from climate warming and pollution is emerging as a contributing\u00a0factor of coral bleaching and mortality. However, the combined effects of heating and deoxygenation on bleaching susceptibility remain unknown. Here, we employed short-term thermal stress\u00a0assays to show that deoxygenated seawater can lower the thermal limit of an Acropora coral by as much as 1\u00a0\u00b0C or 0.4\u00a0\u00b0C based on bleaching index scores or dark-acclimated photosynthetic efficiencies, respectively. Using RNA-Seq, we show similar stress responses to heat with and without deoxygenated seawater, both activating putative key genes of the hypoxia-inducible factor response system indicative of cellular hypoxia. We also detect distinct deoxygenation responses, including a disruption of O2-dependent photo-reception/-protection, redox status, and activation of an immune response prior to the onset of bleaching. Thus, corals are even more vulnerable when faced with heat stress in deoxygenated waters. This highlights the need to integrate dissolved O2 measurements into global monitoring programs of coral reefs.&quot;, &quot;author&quot;: [{&quot;dropping-particle&quot;: &quot;&quot;, &quot;family&quot;: &quot;Alderdice&quot;, &quot;given&quot;: &quot;Rachel&quot;, &quot;non-dropping-particle&quot;: &quot;&quot;, &quot;parse-names&quot;: false, &quot;suffix&quot;: &quot;&quot;}, {&quot;dropping-particle&quot;: &quot;&quot;, &quot;family&quot;: &quot;Perna&quot;, &quot;given&quot;: &quot;Gabriela&quot;, &quot;non-dropping-particle&quot;: &quot;&quot;, &quot;parse-names&quot;: false, &quot;suffix&quot;: &quot;&quot;}, {&quot;dropping-particle&quot;: &quot;&quot;, &quot;family&quot;: &quot;C\u00e1rdenas&quot;, &quot;given&quot;: &quot;Anny&quot;, &quot;non-dropping-particle&quot;: &quot;&quot;, &quot;parse-names&quot;: false, &quot;suffix&quot;: &quot;&quot;}, {&quot;dropping-particle&quot;: &quot;&quot;, &quot;family&quot;: &quot;Hume&quot;, &quot;given&quot;: &quot;Benjamin C C&quot;, &quot;non-dropping-particle&quot;: &quot;&quot;, &quot;parse-names&quot;: false, &quot;suffix&quot;: &quot;&quot;}, {&quot;dropping-particle&quot;: &quot;&quot;, &quot;family&quot;: &quot;Wolf&quot;, &quot;given&quot;: &quot;Martin&quot;, &quot;non-dropping-particle&quot;: &quot;&quot;, &quot;parse-names&quot;: false, &quot;suffix&quot;: &quot;&quot;}, {&quot;dropping-particle&quot;: &quot;&quot;, &quot;family&quot;: &quot;K\u00fchl&quot;, &quot;given&quot;: &quot;Michael&quot;, &quot;non-dropping-particle&quot;: &quot;&quot;, &quot;parse-names&quot;: false, &quot;suffix&quot;: &quot;&quot;}, {&quot;dropping-particle&quot;: &quot;&quot;, &quot;family&quot;: &quot;Pernice&quot;, &quot;given&quot;: &quot;Mathieu&quot;, &quot;non-dropping-particle&quot;: &quot;&quot;, &quot;parse-names&quot;: false, &quot;suffix&quot;: &quot;&quot;}, {&quot;dropping-particle&quot;: &quot;&quot;, &quot;family&quot;: &quot;Suggett&quot;, &quot;given&quot;: &quot;David J&quot;, &quot;non-dropping-particle&quot;: &quot;&quot;, &quot;parse-names&quot;: false, &quot;suffix&quot;: &quot;&quot;}, {&quot;dropping-particle&quot;: &quot;&quot;, &quot;family&quot;: &quot;Voolstra&quot;, &quot;given&quot;: &quot;Christian R&quot;, &quot;non-dropping-particle&quot;: &quot;&quot;, &quot;parse-names&quot;: false, &quot;suffix&quot;: &quot;&quot;}], &quot;container-title&quot;: &quot;Scientific Reports&quot;, &quot;id&quot;: &quot;ITEM-1&quot;, &quot;issue&quot;: &quot;1&quot;, &quot;issued&quot;: {&quot;date-parts&quot;: [[&quot;2022&quot;]]}, &quot;page&quot;: &quot;18273&quot;, &quot;title&quot;: &quot;Deoxygenation lowers the thermal threshold of coral bleaching&quot;, &quot;type&quot;: &quot;article-journal&quot;, &quot;volume&quot;: &quot;12&quot;}, &quot;uris&quot;: [&quot;http://www.mendeley.com/documents/?uuid=64624b1d-2048-4758-817e-ccd2975951ec&quot;]}], &quot;mendeley&quot;: {&quot;formattedCitation&quot;: &quot;(Alderdice et al., 2022)&quot;, &quot;plainTextFormattedCitation&quot;: &quot;(Alderdice et al., 2022)&quot;, &quot;previouslyFormattedCitation&quot;: &quot;(Alderdice et al., 2022)&quot;}, &quot;properties&quot;: {&quot;noteIndex&quot;: 0}, &quot;schema&quot;: &quot;https://github.com/citation-style-language/schema/raw/master/csl-citation.json&quot;} RNDvkKwFjHvfX"/>⁠. <text:span text:style-name="T13">Increased acidity in ocean water </text:span><text:span text:style-name="T14">may inhibit photorespiration by zooxanthellae and thus disrupt the symbiotic relationship, reducing the thermal threshold </text:span><text:span text:style-name="T15">of bleaching </text:span><text:reference-mark-start text:name="ADDIN CSL_CITATION {&quot;citationItems&quot;: [{&quot;id&quot;: &quot;ITEM-1&quot;, &quot;itemData&quot;: {&quot;DOI&quot;: &quot;10.1073/pnas.0804478105&quot;, &quot;abstract&quot;: &quot;Ocean acidification represents a key threat to coral reefs by reducing the calcification rate of framework builders. In addition, acidification is likely to affect the relationship between corals and their symbiotic dinoflagellates and the productivity of this association. However, little is known about how acidification impacts on the physiology of reef builders and how acidification interacts with warming. Here, we report on an 8-week study that compared bleaching, productivity, and calcification responses of crustose coralline algae (CCA) and branching (Acropora) and massive (Porites) coral species in response to acidification and warming. Using a 30-tank experimental system, we manipulated CO2 levels to simulate doubling and three- to fourfold increases [Intergovernmental Panel on Climate Change (IPCC) projection categories IV and VI] relative to present-day levels under cool and warm scenarios. Results indicated that high CO2 is a bleaching agent for corals and CCA under high irradiance, acting synergistically with warming to lower thermal bleaching thresholds. We propose that CO2 induces bleaching via its impact on photoprotective mechanisms of the photosystems. Overall, acidification impacted more strongly on bleaching and productivity than on calcification. Interestingly, the intermediate, warm CO2 scenario led to a 30% increase in productivity in Acropora, whereas high CO2 lead to zero productivity in both corals. CCA were most sensitive to acidification, with high CO2 leading to negative productivity and high rates of net dissolution. Our findings suggest that sensitive reef-building species such as CCA may be pushed beyond their thresholds for growth and survival within the next few decades whereas corals will show delayed and mixed responses.&quot;, &quot;author&quot;: [{&quot;dropping-particle&quot;: &quot;&quot;, &quot;family&quot;: &quot;Anthony&quot;, &quot;given&quot;: &quot;K R N&quot;, &quot;non-dropping-particle&quot;: &quot;&quot;, &quot;parse-names&quot;: false, &quot;suffix&quot;: &quot;&quot;}, {&quot;dropping-particle&quot;: &quot;&quot;, &quot;family&quot;: &quot;Kline&quot;, &quot;given&quot;: &quot;D I&quot;, &quot;non-dropping-particle&quot;: &quot;&quot;, &quot;parse-names&quot;: false, &quot;suffix&quot;: &quot;&quot;}, {&quot;dropping-particle&quot;: &quot;&quot;, &quot;family&quot;: &quot;Diaz-Pulido&quot;, &quot;given&quot;: &quot;G&quot;, &quot;non-dropping-particle&quot;: &quot;&quot;, &quot;parse-names&quot;: false, &quot;suffix&quot;: &quot;&quot;}, {&quot;dropping-particle&quot;: &quot;&quot;, &quot;family&quot;: &quot;Dove&quot;, &quot;given&quot;: &quot;S&quot;, &quot;non-dropping-particle&quot;: &quot;&quot;, &quot;parse-names&quot;: false, &quot;suffix&quot;: &quot;&quot;}, {&quot;dropping-particle&quot;: &quot;&quot;, &quot;family&quot;: &quot;Hoegh-Guldberg&quot;, &quot;given&quot;: &quot;O&quot;, &quot;non-dropping-particle&quot;: &quot;&quot;, &quot;parse-names&quot;: false, &quot;suffix&quot;: &quot;&quot;}], &quot;container-title&quot;: &quot;Proceedings of the National Academy of Sciences&quot;, &quot;id&quot;: &quot;ITEM-1&quot;, &quot;issue&quot;: &quot;45&quot;, &quot;issued&quot;: {&quot;date-parts&quot;: [[&quot;2008&quot;, &quot;11&quot;, &quot;11&quot;]]}, &quot;note&quot;: &quot;doi: 10.1073/pnas.0804478105&quot;, &quot;page&quot;: &quot;17442-17446&quot;, &quot;publisher&quot;: &quot;Proceedings of the National Academy of Sciences&quot;, &quot;title&quot;: &quot;Ocean acidification causes bleaching and productivity loss in coral reef builders&quot;, &quot;type&quot;: &quot;article-journal&quot;, &quot;volume&quot;: &quot;105&quot;}, &quot;uris&quot;: [&quot;http://www.mendeley.com/documents/?uuid=ccf51e82-59b5-42d6-aeb5-5fa2cb32e057&quot;]}], &quot;mendeley&quot;: {&quot;formattedCitation&quot;: &quot;(Anthony et al., 2008)&quot;, &quot;plainTextFormattedCitation&quot;: &quot;(Anthony et al., 2008)&quot;, &quot;previouslyFormattedCitation&quot;: &quot;(Anthony et al., 2008)&quot;}, &quot;properties&quot;: {&quot;noteIndex&quot;: 0}, &quot;schema&quot;: &quot;https://github.com/citation-style-language/schema/raw/master/csl-citation.json&quot;} RNDKh3OWSnyXS"/><text:span text:style-name="T4">(Anthony et al., 2008)</text:span><text:reference-mark-end text:name="ADDIN CSL_CITATION {&quot;citationItems&quot;: [{&quot;id&quot;: &quot;ITEM-1&quot;, &quot;itemData&quot;: {&quot;DOI&quot;: &quot;10.1073/pnas.0804478105&quot;, &quot;abstract&quot;: &quot;Ocean acidification represents a key threat to coral reefs by reducing the calcification rate of framework builders. In addition, acidification is likely to affect the relationship between corals and their symbiotic dinoflagellates and the productivity of this association. However, little is known about how acidification impacts on the physiology of reef builders and how acidification interacts with warming. Here, we report on an 8-week study that compared bleaching, productivity, and calcification responses of crustose coralline algae (CCA) and branching (Acropora) and massive (Porites) coral species in response to acidification and warming. Using a 30-tank experimental system, we manipulated CO2 levels to simulate doubling and three- to fourfold increases [Intergovernmental Panel on Climate Change (IPCC) projection categories IV and VI] relative to present-day levels under cool and warm scenarios. Results indicated that high CO2 is a bleaching agent for corals and CCA under high irradiance, acting synergistically with warming to lower thermal bleaching thresholds. We propose that CO2 induces bleaching via its impact on photoprotective mechanisms of the photosystems. Overall, acidification impacted more strongly on bleaching and productivity than on calcification. Interestingly, the intermediate, warm CO2 scenario led to a 30% increase in productivity in Acropora, whereas high CO2 lead to zero productivity in both corals. CCA were most sensitive to acidification, with high CO2 leading to negative productivity and high rates of net dissolution. Our findings suggest that sensitive reef-building species such as CCA may be pushed beyond their thresholds for growth and survival within the next few decades whereas corals will show delayed and mixed responses.&quot;, &quot;author&quot;: [{&quot;dropping-particle&quot;: &quot;&quot;, &quot;family&quot;: &quot;Anthony&quot;, &quot;given&quot;: &quot;K R N&quot;, &quot;non-dropping-particle&quot;: &quot;&quot;, &quot;parse-names&quot;: false, &quot;suffix&quot;: &quot;&quot;}, {&quot;dropping-particle&quot;: &quot;&quot;, &quot;family&quot;: &quot;Kline&quot;, &quot;given&quot;: &quot;D I&quot;, &quot;non-dropping-particle&quot;: &quot;&quot;, &quot;parse-names&quot;: false, &quot;suffix&quot;: &quot;&quot;}, {&quot;dropping-particle&quot;: &quot;&quot;, &quot;family&quot;: &quot;Diaz-Pulido&quot;, &quot;given&quot;: &quot;G&quot;, &quot;non-dropping-particle&quot;: &quot;&quot;, &quot;parse-names&quot;: false, &quot;suffix&quot;: &quot;&quot;}, {&quot;dropping-particle&quot;: &quot;&quot;, &quot;family&quot;: &quot;Dove&quot;, &quot;given&quot;: &quot;S&quot;, &quot;non-dropping-particle&quot;: &quot;&quot;, &quot;parse-names&quot;: false, &quot;suffix&quot;: &quot;&quot;}, {&quot;dropping-particle&quot;: &quot;&quot;, &quot;family&quot;: &quot;Hoegh-Guldberg&quot;, &quot;given&quot;: &quot;O&quot;, &quot;non-dropping-particle&quot;: &quot;&quot;, &quot;parse-names&quot;: false, &quot;suffix&quot;: &quot;&quot;}], &quot;container-title&quot;: &quot;Proceedings of the National Academy of Sciences&quot;, &quot;id&quot;: &quot;ITEM-1&quot;, &quot;issue&quot;: &quot;45&quot;, &quot;issued&quot;: {&quot;date-parts&quot;: [[&quot;2008&quot;, &quot;11&quot;, &quot;11&quot;]]}, &quot;note&quot;: &quot;doi: 10.1073/pnas.0804478105&quot;, &quot;page&quot;: &quot;17442-17446&quot;, &quot;publisher&quot;: &quot;Proceedings of the National Academy of Sciences&quot;, &quot;title&quot;: &quot;Ocean acidification causes bleaching and productivity loss in coral reef builders&quot;, &quot;type&quot;: &quot;article-journal&quot;, &quot;volume&quot;: &quot;105&quot;}, &quot;uris&quot;: [&quot;http://www.mendeley.com/documents/?uuid=ccf51e82-59b5-42d6-aeb5-5fa2cb32e057&quot;]}], &quot;mendeley&quot;: {&quot;formattedCitation&quot;: &quot;(Anthony et al., 2008)&quot;, &quot;plainTextFormattedCitation&quot;: &quot;(Anthony et al., 2008)&quot;, &quot;previouslyFormattedCitation&quot;: &quot;(Anthony et al., 2008)&quot;}, &quot;properties&quot;: {&quot;noteIndex&quot;: 0}, &quot;schema&quot;: &quot;https://github.com/citation-style-language/schema/raw/master/csl-citation.json&quot;} RNDKh3OWSnyXS"/><text:span text:style-name="T15">⁠</text:span><text:span text:style-name="T14">. <text:s/></text:span><text:span text:style-name="T16">Ocean acidification </text:span><text:span text:style-name="T23">is of additional concern as it</text:span><text:span text:style-name="T16"> inhibit</text:span><text:span text:style-name="T23">s</text:span><text:span text:style-name="T16"> the growth of coral as the energy required to calcify is increased, sufficiently low pH may cause coral skeletons to dissolve </text:span><text:reference-mark-start text:name="ADDIN CSL_CITATION {&quot;citationItems&quot;: [{&quot;id&quot;: &quot;ITEM-1&quot;, &quot;itemData&quot;: {&quot;author&quot;: [{&quot;dropping-particle&quot;: &quot;&quot;, &quot;family&quot;: &quot;NOAA&quot;, &quot;given&quot;: &quot;&quot;, &quot;non-dropping-particle&quot;: &quot;&quot;, &quot;parse-names&quot;: false, &quot;suffix&quot;: &quot;&quot;}], &quot;container-title&quot;: &quot;National Ocean Service website&quot;, &quot;id&quot;: &quot;ITEM-1&quot;, &quot;issued&quot;: {&quot;date-parts&quot;: [[&quot;2020&quot;]]}, &quot;title&quot;: &quot;Ocean Acidification&quot;, &quot;type&quot;: &quot;article-journal&quot;}, &quot;uris&quot;: [&quot;http://www.mendeley.com/documents/?uuid=eb840080-15fa-4a57-b93e-33694eef4aa1&quot;]}], &quot;mendeley&quot;: {&quot;formattedCitation&quot;: &quot;(NOAA, 2020)&quot;, &quot;plainTextFormattedCitation&quot;: &quot;(NOAA, 2020)&quot;}, &quot;properties&quot;: {&quot;noteIndex&quot;: 0}, &quot;schema&quot;: &quot;https://github.com/citation-style-language/schema/raw/master/csl-citation.json&quot;} RND7UJTRUUTqR"/><text:span text:style-name="T7">(NOAA, 2020)</text:span><text:reference-mark-end text:name="ADDIN CSL_CITATION {&quot;citationItems&quot;: [{&quot;id&quot;: &quot;ITEM-1&quot;, &quot;itemData&quot;: {&quot;author&quot;: [{&quot;dropping-particle&quot;: &quot;&quot;, &quot;family&quot;: &quot;NOAA&quot;, &quot;given&quot;: &quot;&quot;, &quot;non-dropping-particle&quot;: &quot;&quot;, &quot;parse-names&quot;: false, &quot;suffix&quot;: &quot;&quot;}], &quot;container-title&quot;: &quot;National Ocean Service website&quot;, &quot;id&quot;: &quot;ITEM-1&quot;, &quot;issued&quot;: {&quot;date-parts&quot;: [[&quot;2020&quot;]]}, &quot;title&quot;: &quot;Ocean Acidification&quot;, &quot;type&quot;: &quot;article-journal&quot;}, &quot;uris&quot;: [&quot;http://www.mendeley.com/documents/?uuid=eb840080-15fa-4a57-b93e-33694eef4aa1&quot;]}], &quot;mendeley&quot;: {&quot;formattedCitation&quot;: &quot;(NOAA, 2020)&quot;, &quot;plainTextFormattedCitation&quot;: &quot;(NOAA, 2020)&quot;}, &quot;properties&quot;: {&quot;noteIndex&quot;: 0}, &quot;schema&quot;: &quot;https://github.com/citation-style-language/schema/raw/master/csl-citation.json&quot;} RND7UJTRUUTqR"/><text:span text:style-name="T16">⁠.</text:span><text:span text:style-name="T18"> </text:span><text:span text:style-name="T13">A relationship between salinity and increased thermal threshold may exist </text:span><text:reference-mark-start text:name="ADDIN CSL_CITATION {&quot;citationItems&quot;: [{&quot;id&quot;: &quot;ITEM-1&quot;, &quot;itemData&quot;: {&quot;DOI&quot;: &quot;10.1242/bio.028878&quot;, &quot;ISSN&quot;: &quot;2046-6390&quot;, &quot;abstract&quot;: &quot;The endosymbiosis between dinoflagellate algae of the genus Symbiodinium and stony corals provides the foundation of coral reef ecosystems. Coral bleaching, the expulsion of endosymbionts from the coral host tissue as a consequence of heat or light stress, poses a threat to reef ecosystem functioning on a global scale. Hence, a better understanding of the factors contributing to heat stress susceptibility and tolerance is needed. In this regard, some of the most thermotolerant corals live in particularly saline habitats, but possible effects of high salinity on thermotolerance in corals are anecdotal. Here we test the hypothesis that high salinity may lead to increased thermotolerance. We conducted a heat stress experiment at low, intermediate, and high salinities using a set of host-endosymbiont combinations of the coral model Aiptasia. As expected, all host-endosymbiont combinations showed reduced photosynthetic efficiency and endosymbiont loss during heat stress, but the severity of bleaching was significantly reduced with increasing salinities for one of the host-endosymbiont combinations. Our results show that higher salinities can convey increased thermotolerance in Aiptasia, although this effect seems to be dependent on the particular host strain and/or associated symbiont type. This finding may help explain the extraordinarily high thermotolerance of corals in high salinity environments, such as the Red Sea and the Persian/Arabian Gulf, and provides novel insigh t regarding factors that contribute to thermotolerance. Since our results are based on a salinity effect in symbiotic sea anemones, it remains to be determined whether this salinity effect can also be observed in stony corals.&quot;, &quot;author&quot;: [{&quot;dropping-particle&quot;: &quot;&quot;, &quot;family&quot;: &quot;Gegner&quot;, &quot;given&quot;: &quot;Hagen M&quot;, &quot;non-dropping-particle&quot;: &quot;&quot;, &quot;parse-names&quot;: false, &quot;suffix&quot;: &quot;&quot;}, {&quot;dropping-particle&quot;: &quot;&quot;, &quot;family&quot;: &quot;Ziegler&quot;, &quot;given&quot;: &quot;Maren&quot;, &quot;non-dropping-particle&quot;: &quot;&quot;, &quot;parse-names&quot;: false, &quot;suffix&quot;: &quot;&quot;}, {&quot;dropping-particle&quot;: &quot;&quot;, &quot;family&quot;: &quot;R\u00e4decker&quot;, &quot;given&quot;: &quot;Nils&quot;, &quot;non-dropping-particle&quot;: &quot;&quot;, &quot;parse-names&quot;: false, &quot;suffix&quot;: &quot;&quot;}, {&quot;dropping-particle&quot;: &quot;&quot;, &quot;family&quot;: &quot;Buitrago-L\u00f3pez&quot;, &quot;given&quot;: &quot;Carol&quot;, &quot;non-dropping-particle&quot;: &quot;&quot;, &quot;parse-names&quot;: false, &quot;suffix&quot;: &quot;&quot;}, {&quot;dropping-particle&quot;: &quot;&quot;, &quot;family&quot;: &quot;Aranda&quot;, &quot;given&quot;: &quot;Manuel&quot;, &quot;non-dropping-particle&quot;: &quot;&quot;, &quot;parse-names&quot;: false, &quot;suffix&quot;: &quot;&quot;}, {&quot;dropping-particle&quot;: &quot;&quot;, &quot;family&quot;: &quot;Voolstra&quot;, &quot;given&quot;: &quot;Christian R&quot;, &quot;non-dropping-particle&quot;: &quot;&quot;, &quot;parse-names&quot;: false, &quot;suffix&quot;: &quot;&quot;}], &quot;container-title&quot;: &quot;Biology Open&quot;, &quot;id&quot;: &quot;ITEM-1&quot;, &quot;issue&quot;: &quot;12&quot;, &quot;issued&quot;: {&quot;date-parts&quot;: [[&quot;2017&quot;, &quot;11&quot;, &quot;24&quot;]]}, &quot;page&quot;: &quot;1943-1948&quot;, &quot;title&quot;: &quot;High salinity conveys thermotolerance in the coral model Aiptasia&quot;, &quot;type&quot;: &quot;article-journal&quot;, &quot;volume&quot;: &quot;6&quot;}, &quot;uris&quot;: [&quot;http://www.mendeley.com/documents/?uuid=99a6d71f-4929-421e-a7c3-0763c4ab6355&quot;]}], &quot;mendeley&quot;: {&quot;formattedCitation&quot;: &quot;(Gegner et al., 2017)&quot;, &quot;plainTextFormattedCitation&quot;: &quot;(Gegner et al., 2017)&quot;, &quot;previouslyFormattedCitation&quot;: &quot;(Gegner et al., 2017)&quot;}, &quot;properties&quot;: {&quot;noteIndex&quot;: 0}, &quot;schema&quot;: &quot;https://github.com/citation-style-language/schema/raw/master/csl-citation.json&quot;} RNDqk9uaSlfw0"/><text:span text:style-name="T3">(Gegner et al., 2017)</text:span><text:reference-mark-end text:name="ADDIN CSL_CITATION {&quot;citationItems&quot;: [{&quot;id&quot;: &quot;ITEM-1&quot;, &quot;itemData&quot;: {&quot;DOI&quot;: &quot;10.1242/bio.028878&quot;, &quot;ISSN&quot;: &quot;2046-6390&quot;, &quot;abstract&quot;: &quot;The endosymbiosis between dinoflagellate algae of the genus Symbiodinium and stony corals provides the foundation of coral reef ecosystems. Coral bleaching, the expulsion of endosymbionts from the coral host tissue as a consequence of heat or light stress, poses a threat to reef ecosystem functioning on a global scale. Hence, a better understanding of the factors contributing to heat stress susceptibility and tolerance is needed. In this regard, some of the most thermotolerant corals live in particularly saline habitats, but possible effects of high salinity on thermotolerance in corals are anecdotal. Here we test the hypothesis that high salinity may lead to increased thermotolerance. We conducted a heat stress experiment at low, intermediate, and high salinities using a set of host-endosymbiont combinations of the coral model Aiptasia. As expected, all host-endosymbiont combinations showed reduced photosynthetic efficiency and endosymbiont loss during heat stress, but the severity of bleaching was significantly reduced with increasing salinities for one of the host-endosymbiont combinations. Our results show that higher salinities can convey increased thermotolerance in Aiptasia, although this effect seems to be dependent on the particular host strain and/or associated symbiont type. This finding may help explain the extraordinarily high thermotolerance of corals in high salinity environments, such as the Red Sea and the Persian/Arabian Gulf, and provides novel insigh t regarding factors that contribute to thermotolerance. Since our results are based on a salinity effect in symbiotic sea anemones, it remains to be determined whether this salinity effect can also be observed in stony corals.&quot;, &quot;author&quot;: [{&quot;dropping-particle&quot;: &quot;&quot;, &quot;family&quot;: &quot;Gegner&quot;, &quot;given&quot;: &quot;Hagen M&quot;, &quot;non-dropping-particle&quot;: &quot;&quot;, &quot;parse-names&quot;: false, &quot;suffix&quot;: &quot;&quot;}, {&quot;dropping-particle&quot;: &quot;&quot;, &quot;family&quot;: &quot;Ziegler&quot;, &quot;given&quot;: &quot;Maren&quot;, &quot;non-dropping-particle&quot;: &quot;&quot;, &quot;parse-names&quot;: false, &quot;suffix&quot;: &quot;&quot;}, {&quot;dropping-particle&quot;: &quot;&quot;, &quot;family&quot;: &quot;R\u00e4decker&quot;, &quot;given&quot;: &quot;Nils&quot;, &quot;non-dropping-particle&quot;: &quot;&quot;, &quot;parse-names&quot;: false, &quot;suffix&quot;: &quot;&quot;}, {&quot;dropping-particle&quot;: &quot;&quot;, &quot;family&quot;: &quot;Buitrago-L\u00f3pez&quot;, &quot;given&quot;: &quot;Carol&quot;, &quot;non-dropping-particle&quot;: &quot;&quot;, &quot;parse-names&quot;: false, &quot;suffix&quot;: &quot;&quot;}, {&quot;dropping-particle&quot;: &quot;&quot;, &quot;family&quot;: &quot;Aranda&quot;, &quot;given&quot;: &quot;Manuel&quot;, &quot;non-dropping-particle&quot;: &quot;&quot;, &quot;parse-names&quot;: false, &quot;suffix&quot;: &quot;&quot;}, {&quot;dropping-particle&quot;: &quot;&quot;, &quot;family&quot;: &quot;Voolstra&quot;, &quot;given&quot;: &quot;Christian R&quot;, &quot;non-dropping-particle&quot;: &quot;&quot;, &quot;parse-names&quot;: false, &quot;suffix&quot;: &quot;&quot;}], &quot;container-title&quot;: &quot;Biology Open&quot;, &quot;id&quot;: &quot;ITEM-1&quot;, &quot;issue&quot;: &quot;12&quot;, &quot;issued&quot;: {&quot;date-parts&quot;: [[&quot;2017&quot;, &quot;11&quot;, &quot;24&quot;]]}, &quot;page&quot;: &quot;1943-1948&quot;, &quot;title&quot;: &quot;High salinity conveys thermotolerance in the coral model Aiptasia&quot;, &quot;type&quot;: &quot;article-journal&quot;, &quot;volume&quot;: &quot;6&quot;}, &quot;uris&quot;: [&quot;http://www.mendeley.com/documents/?uuid=99a6d71f-4929-421e-a7c3-0763c4ab6355&quot;]}], &quot;mendeley&quot;: {&quot;formattedCitation&quot;: &quot;(Gegner et al., 2017)&quot;, &quot;plainTextFormattedCitation&quot;: &quot;(Gegner et al., 2017)&quot;, &quot;previouslyFormattedCitation&quot;: &quot;(Gegner et al., 2017)&quot;}, &quot;properties&quot;: {&quot;noteIndex&quot;: 0}, &quot;schema&quot;: &quot;https://github.com/citation-style-language/schema/raw/master/csl-citation.json&quot;} RNDqk9uaSlfw0"/><text:span text:style-name="T13">⁠. </text:span><text:span text:style-name="T18">Understanding the tidal variation of these factors may inform reef sustainment efforts.</text:span></text:p>
      <text:p text:style-name="P18"><text:span text:style-name="T18"/></text:p>
      <text:p text:style-name="P18"><text:span text:style-name="T18">&lt;</text:span><text:span text:style-name="T17">maybe add a para on the isolated environment of one tree island being a good case study or smth, </text:span><text:span text:style-name="T19">or find some literature more similar to my experiment</text:span><text:span text:style-name="T17">&gt;</text:span></text:p>
      <text:h text:style-name="P7" text:outline-level="2">Experimental Outline</text:h>
      <text:p text:style-name="P16">We investigated the tidal variations of ocean chemistry by taking samples of an area adjacent to <text:span text:style-name="T26">lagoon inflow at </text:span>One Tree Island <text:span text:style-name="T26">near</text:span> low tide and <text:span text:style-name="T21">half way to </text:span><text:span text:style-name="T17">high tide</text:span>. <text:span text:style-name="T24">Two datasets were created using measurements of temperature, salinity, pH, and dissolved oxygen. Digital analysis was conducted to compare these two datasets.</text:span></text:p>
      <text:h text:style-name="P7" text:outline-level="2"><text:soft-page-break/>Expected Outcomes</text:h>
      <text:list xml:id="list1899524141" text:style-name="L4">
        <text:list-item>
          <text:p text:style-name="P19">Dissolved oxygen should decrease</text:p>
          <text:list>
            <text:list-item>
              <text:p text:style-name="P19">isolated sunlight lagoon should be dominated by photosynthesis and thus be saturated with oxygen</text:p>
            </text:list-item>
            <text:list-item>
              <text:p text:style-name="P19">as the ocean water flowed in towards high tide, DO should decrease </text:p>
            </text:list-item>
          </text:list>
        </text:list-item>
        <text:list-item>
          <text:p text:style-name="P19"><text:span text:style-name="T27">following from the above </text:span>pH should <text:span text:style-name="T27">decrease</text:span>, </text:p>
          <text:list>
            <text:list-item>
              <text:p text:style-name="P19">acidity in isolated lagoon should be <text:span text:style-name="T27">lower</text:span> <text:span text:style-name="T27">(pH higher)</text:span></text:p>
              <text:list>
                <text:list-item>
                  <text:p text:style-name="P19"><text:span text:style-name="T27">decreased</text:span> co2 from <text:span text:style-name="T27">photosynthesis should lower carbonic acid levels as they dissociated back to h2o and co2</text:span></text:p>
                </text:list-item>
                <text:list-item>
                  <text:p text:style-name="P19"><draw:frame draw:style-name="fr1" draw:name="Image1" text:anchor-type="char" svg:x="2.469cm" svg:y="0cm" svg:width="14.46cm" svg:height="1.067cm" draw:z-index="0"><draw:image xlink:href="Pictures/10000001000005070000005F211CCB4DE773DFC2.png" xlink:type="simple" xlink:show="embed" xlink:actuate="onLoad" draw:mime-type="image/png"/></draw:frame></text:p>
                </text:list-item>
                <text:list-item>
                  <text:p text:style-name="P19"/>
                </text:list-item>
              </text:list>
            </text:list-item>
          </text:list>
        </text:list-item>
        <text:list-item>
          <text:p text:style-name="P19">salinity should stay similar a<text:span text:style-name="T27">s</text:span> no appropriate mechanism</text:p>
        </text:list-item>
        <text:list-item>
          <text:p text:style-name="P19">temperature difficult to predict as water should be warmer due to being closer to zenith, but the inflow of ocean water makes it tricky to determine</text:p>
        </text:list-item>
      </text:list>
      <text:p text:style-name="P14"/>
      <text:h text:style-name="Heading_20_1" text:outline-level="1">Method</text:h>
      <text:list xml:id="list1019759896" text:style-name="L3">
        <text:list-item>
          <text:p text:style-name="P17">Step by step</text:p>
        </text:list-item>
      </text:list>
      <text:list xml:id="list106361403" text:style-name="L2">
        <text:list-item>
          <text:p text:style-name="P13">Cull weird salinity readings</text:p>
        </text:list-item>
        <text:list-item>
          <text:p text:style-name="P13">Convert pH</text:p>
        </text:list-item>
      </text:list>
      <text:h text:style-name="P5" text:outline-level="1">Results</text:h>
      <text:p text:style-name="P21">&lt;<text:span text:style-name="T26">plots&gt;</text:span></text:p>
      <text:h text:style-name="P5" text:outline-level="1">Discussion</text:h>
      <text:h text:style-name="P9" text:outline-level="2">Impact of Tide</text:h>
      <text:p text:style-name="P22">&lt;<text:span text:style-name="T26">bleh&gt;</text:span></text:p>
      <text:h text:style-name="P8" text:outline-level="2">Limitations</text:h>
      <text:list xml:id="list447693539" text:style-name="L5">
        <text:list-item>
          <text:p text:style-name="P20">Rainfall</text:p>
        </text:list-item>
        <text:list-item>
          <text:p text:style-name="P20">dodgy probe</text:p>
        </text:list-item>
        <text:list-item>
          <text:p text:style-name="P20">limited repeats (only one)</text:p>
        </text:list-item>
      </text:list>
      <text:h text:style-name="P5" text:outline-level="1">Conclusion</text:h>
      <text:h text:style-name="Heading_20_1" text:outline-level="1">References</text:h>
      <text:p text:style-name="P12"><text:bookmark text:name="MendeleyTempCursorBookmark"/><text:s/></text:p>
      <text:section text:style-name="Sect1" text:name="ADDIN Mendeley Bibliography CSL_BIBLIOGRAPHY  RNDtqX7Sb7xVc">
        <text:p text:style-name="P11">Alderdice, R., Perna, G., Cárdenas, A., Hume, B. C. C., Wolf, M., Kühl, M., Pernice, M., Suggett, D. J., &amp; Voolstra, C. R. (2022). Deoxygenation lowers the thermal threshold of coral bleaching. <text:span text:style-name="T8">Scientific Reports</text:span>, <text:span text:style-name="T8">12</text:span>(1), 18273. https://doi.org/10.1038/s41598-022-22604-3</text:p>
        <text:p text:style-name="P11"><text:soft-page-break/>Anthony, K. R. N., Kline, D. I., Diaz-Pulido, G., Dove, S., &amp; Hoegh-Guldberg, O. (2008). Ocean acidification causes bleaching and productivity loss in coral reef builders. <text:span text:style-name="T8">Proceedings of the National Academy of Sciences</text:span>, <text:span text:style-name="T8">105</text:span>(45), 17442–17446. https://doi.org/10.1073/pnas.0804478105</text:p>
        <text:p text:style-name="P11">Gegner, H. M., Ziegler, M., Rädecker, N., Buitrago-López, C., Aranda, M., &amp; Voolstra, C. R. (2017). High salinity conveys thermotolerance in the coral model Aiptasia. <text:span text:style-name="T8">Biology Open</text:span>, <text:span text:style-name="T8">6</text:span>(12), 1943–1948. https://doi.org/10.1242/bio.028878</text:p>
        <text:p text:style-name="P11">Lesser, M. P. (2007). Coral reef bleaching and global climate change: Can corals survive the next century? <text:span text:style-name="T8">Proceedings of the National Academy of Sciences</text:span>, <text:span text:style-name="T8">104</text:span>(13), 5259–5260. https://doi.org/10.1073/pnas.0700910104</text:p>
        <text:p text:style-name="P11">NOAA. (2020). Ocean Acidification. <text:span text:style-name="T8">National Ocean Service Website</text:span>.</text:p>
        <text:p text:style-name="P10">NOAA. (2021). <text:span text:style-name="T8">What is coral bleaching?</text:span> National Ocean Service Website.</text:p>
      </text:section>
      <text:p text:style-name="P12"><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10 Pitch" svg:font-family="'Courier 10 Pitch'" style:font-adornments="Regular" style:font-pitch="fixed"/>
    <style:font-face style:name="Courier New" svg:font-family="'Courier New'"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0%" style:page-number="auto"/>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style:contextual-spacing="false" style:page-number="auto" fo:background-color="transparent" style:shadow="none">
        <style:tab-stops/>
      </style:paragraph-properties>
      <style:text-properties fo:color="#2185c5" loext:opacity="100%" fo:font-size="16pt" fo:font-weight="bold" style:font-size-asian="130%" style:font-weight-asian="bold" style:font-size-complex="130%"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loext:graphic-properties draw:fill="none" draw:fill-color="#729fcf"/>
      <style:paragraph-properties fo:text-align="start" style:justify-single-word="false" fo:background-color="transparent" fo:padding="0.051cm" fo:border-left="none" fo:border-right="none" fo:border-top="none" fo:border-bottom="0.99pt solid #2185c5" style:shadow="none">
        <style:tab-stops/>
      </style:paragraph-properties>
      <style:text-properties fo:color="#3e454c" loext:opacity="100%" fo:font-size="25pt" fo:font-weight="normal"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594da" loext:opacity="100%" fo:font-size="15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2594da" loext:opacity="100%"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shadow="none"/>
      <style:text-properties fo:color="#2594da" loext:opacity="100%" fo:font-size="13pt"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color="#2594da" loext:opacity="100%" fo:font-size="12pt"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style>
    <style:style style:name="sender_20_address" style:display-name="sender address" style:family="paragraph" style:parent-style-name="Standard" style:class="text">
      <style:paragraph-properties fo:margin-top="0cm" fo:margin-bottom="1cm" style:contextual-spacing="false">
        <style:tab-stops>
          <style:tab-stop style:position="9.989cm"/>
          <style:tab-stop style:position="13.847cm" style:type="right"/>
        </style:tab-stops>
      </style:paragraph-properties>
      <style:text-properties officeooo:rsid="000c5d28"/>
    </style:style>
    <style:style style:name="address" style:family="paragraph" style:parent-style-name="Standard" style:class="text">
      <style:paragraph-properties fo:margin-top="0cm" fo:margin-bottom="2cm"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6.957cm" style:type="center"/>
          <style:tab-stop style:position="13.915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color="#666666" loext:opacity="100%" fo:font-size="9pt" style:font-size-asian="10.5pt"/>
    </style:style>
    <style:style style:name="Code" style:family="paragraph" style:parent-style-name="Standard" style:master-page-name="">
      <loext:graphic-properties draw:fill="solid" draw:fill-color="#fff6e5" draw:opacity="100%"/>
      <style:paragraph-properties fo:margin-top="0.152cm" fo:margin-bottom="0cm" style:contextual-spacing="false" fo:line-height="100%" style:page-number="auto" fo:background-color="#fff6e5" fo:padding="0.102cm" fo:border="0.06pt solid #ff7f66" style:shadow="none">
        <style:tab-stops/>
      </style:paragraph-properties>
      <style:text-properties fo:color="#3e454c" loext:opacity="100%" style:font-name="Courier 10 Pitch" fo:font-family="'Courier 10 Pitch'" style:font-style-name="Regular" style:font-pitch="fixed" fo:font-size="10pt" officeooo:rsid="001d0e2c" style:font-size-asian="10.5pt"/>
    </style:style>
    <style:style style:name="Alert" style:family="paragraph" style:parent-style-name="Standard" style:master-page-name="">
      <loext:graphic-properties draw:fill="none" draw:fill-color="#729fcf"/>
      <style:paragraph-properties style:page-number="auto" fo:background-color="transparent" fo:padding="0.102cm" fo:border-left="2.01pt solid #ff7f66" fo:border-right="none" fo:border-top="none" fo:border-bottom="none" style:shadow="none">
        <style:tab-stops/>
      </style:paragraph-properties>
      <style:text-properties fo:color="#ff3f1a" loext:opacity="100%" officeooo:rsid="0025273e" style:font-size-asian="10.5pt"/>
    </style:style>
    <style:style style:name="Information" style:family="paragraph" style:parent-style-name="Standard">
      <style:paragraph-properties fo:padding="0.051cm" fo:border-left="2.01pt solid #7ecefd" fo:border-right="none" fo:border-top="none" fo:border-bottom="none" style:shadow="none"/>
      <style:text-properties fo:color="#2185c5" loext:opacity="100%" officeooo:rsid="002586ab" style:font-size-asian="10.5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Image" style:family="paragraph" style:parent-style-name="Caption" style:next-style-name="Standard" style:master-page-name="">
      <style:paragraph-properties fo:margin-top="0.203cm" fo:margin-bottom="0.254cm" style:contextual-spacing="false" fo:text-align="center" style:justify-single-word="false" style:page-number="auto"/>
      <style:text-properties fo:color="#3e454c" loext:opacity="100%" fo:font-size="9pt"/>
    </style:style>
    <style:style style:name="Table_20_Contents" style:display-name="Table Contents" style:family="paragraph" style:parent-style-name="Standard" style:class="extra">
      <style:paragraph-properties style:shadow="none" text:number-lines="false" text:line-number="0"/>
      <style:text-properties fo:color="#3e454c" loext:opacity="100%" fo:font-size="10pt" style:font-size-asian="10.5pt"/>
    </style:style>
    <style:style style:name="Footer_20_right" style:display-name="Footer right" style:family="paragraph" style:parent-style-name="Standard" style:class="extra" style:master-page-name="">
      <style:paragraph-properties fo:text-align="start" style:justify-single-word="false" style:page-number="auto" text:number-lines="false" text:line-number="0">
        <style:tab-stops>
          <style:tab-stop style:position="8.795cm"/>
          <style:tab-stop style:position="17.59cm" style:type="right"/>
        </style:tab-stops>
      </style:paragraph-properties>
      <style:text-properties fo:color="#dd4814" loext:opacity="100%" fo:font-size="9pt" style:font-size-asian="10.5pt"/>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8.795cm"/>
          <style:tab-stop style:position="17.59cm" style:type="right"/>
        </style:tab-stops>
      </style:paragraph-properties>
      <style:text-properties fo:color="#666666" loext:opacity="100%" fo:font-size="9pt" style:font-size-asian="10.5pt"/>
    </style:style>
    <style:style style:name="Table_20_Heading" style:display-name="Table Heading" style:family="paragraph" style:parent-style-name="Table_20_Contents" style:class="extra" style:master-page-name="">
      <loext:graphic-properties draw:fill="none" draw:fill-color="#729fcf"/>
      <style:paragraph-properties fo:text-align="center" style:justify-single-word="false" style:page-number="auto" fo:background-color="transparent" style:shadow="none" text:number-lines="false" text:line-number="0">
        <style:tab-stops/>
      </style:paragraph-properties>
      <style:text-properties fo:font-size="10pt" fo:font-weight="bold" style:font-size-asian="10.5pt" style:font-weight-asian="bold" style:font-weight-complex="600"/>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Heading_20_Right" style:display-name="Table Heading Right" style:family="paragraph" style:parent-style-name="Table_20_Heading" style:next-style-name="Table_20_Heading">
      <style:paragraph-properties fo:text-align="end" style:justify-single-word="false"/>
      <style:text-properties style:use-window-font-color="true" loext:opacity="0%"/>
    </style:style>
    <style:style style:name="Table_20_Heading_20_Left" style:display-name="Table Heading Left" style:family="paragraph" style:parent-style-name="Table_20_Heading" style:next-style-name="Table_20_Heading" style:master-page-name="">
      <style:paragraph-properties fo:text-align="start" style:justify-single-word="false" style:page-number="auto"/>
      <style:text-properties style:use-window-font-color="true" loext:opacity="0%"/>
    </style:style>
    <style:style style:name="Cassandra_20_Cell_20_Elements" style:display-name="Cassandra Cell Elements" style:family="paragraph" style:parent-style-name="Table_20_Contents" style:master-page-name="">
      <style:paragraph-properties fo:text-align="end" style:justify-single-word="false" style:page-number="auto"/>
      <style:text-properties fo:color="#cccccc" loext:opacity="100%" fo:font-size="8pt" style:font-size-asian="10.5pt"/>
    </style:style>
    <style:style style:name="Marginalia" style:family="paragraph" style:parent-style-name="Text_20_body" style:class="text">
      <style:paragraph-properties fo:margin-left="4.001cm" fo:margin-right="0cm" fo:text-indent="0cm" style:auto-text-indent="false"/>
    </style:style>
    <style:style style:name="Hint" style:family="paragraph" style:parent-style-name="Information">
      <style:paragraph-properties fo:padding="0.051cm" fo:border-left="2.01pt solid #51e289" fo:border-right="none" fo:border-top="none" fo:border-bottom="none"/>
      <style:text-properties fo:color="#21c561" loext:opacity="100%" style:font-size-asian="10.5pt"/>
    </style:style>
    <style:style style:name="Placeholder" style:family="text">
      <style:text-properties fo:font-variant="small-caps" fo:color="#008080" loext:opacity="100%" style:text-underline-style="dotted" style:text-underline-width="auto" style:text-underline-color="font-color"/>
    </style:style>
    <style:style style:name="Inline_20_Code" style:display-name="Inline Code" style:family="text">
      <style:text-properties fo:color="#2185c5" loext:opacity="100%" style:font-name="Courier 10 Pitch" fo:font-family="'Courier 10 Pitch'" style:font-style-name="Regular" style:font-pitch="fixed" fo:font-size="10pt" fo:background-color="#fff6e5" style:font-size-asian="10.5pt" loext:padding="0.076cm" loext:border="0.06pt solid #c0c0c0" loext:shadow="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AU"/>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8T13:41:13.752078188</meta:creation-date>
    <dc:date>2023-01-09T22:17:37.920195821</dc:date>
    <meta:editing-duration>PT43M40S</meta:editing-duration>
    <meta:editing-cycles>10</meta:editing-cycles>
    <meta:generator>LibreOffice/7.3.7.2$Linux_X86_64 LibreOffice_project/30$Build-2</meta:generator>
    <meta:document-statistic meta:table-count="0" meta:image-count="1" meta:object-count="0" meta:page-count="3" meta:paragraph-count="48" meta:word-count="658" meta:character-count="4261" meta:non-whitespace-character-count="3673"/>
    <meta:user-defined meta:name="Mendeley Citation Style_1">http://www.zotero.org/styles/apa</meta:user-defined>
    <meta:user-defined meta:name="Mendeley Document_1">True</meta:user-defined>
    <meta:user-defined meta:name="Mendeley Unique User Id_1">e9b09a0e-5e42-3b07-bd7a-8926738ecae1</meta:user-defined>
    <meta:user-defined meta:name="ZOTERO_PREF_1">&lt;data data-version="3" zotero-version="6.0.19"&gt;&lt;session id="qwXLmADJ"/&gt;&lt;style id="http://www.zotero.org/styles/harvard-cite-them-right" hasBibliography="1" bibliographyStyleHasBeenSet="0"/&gt;&lt;prefs&gt;&lt;pref name="fieldType" value="ReferenceMark"/&gt;&lt;pref name="a</meta:user-defined>
    <meta:user-defined meta:name="ZOTERO_PREF_2" meta:value-type="string">utomaticJournalAbbreviations" value="true"/&gt;&lt;/prefs&gt;&lt;/data&gt;</meta:user-defined>
  </office:meta>
</office:document-meta>
</file>